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2pt" style:text-underline-style="solid" style:text-underline-width="auto" style:text-underline-color="font-color" officeooo:rsid="00018375" officeooo:paragraph-rsid="00018375" style:font-size-asian="10.5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Ubuntu" fo:font-size="12pt" fo:font-style="italic" officeooo:rsid="00127e9c" officeooo:paragraph-rsid="00127e9c" style:font-size-asian="10.5pt" style:font-style-asian="italic" style:font-size-complex="12pt" style:font-style-complex="italic"/>
    </style:style>
    <style:style style:name="P3" style:family="paragraph" style:parent-style-name="Text_20_body">
      <style:text-properties style:font-name="Ubuntu" fo:font-size="14pt" style:text-underline-style="solid" style:text-underline-width="auto" style:text-underline-color="font-color" officeooo:rsid="00063a5e" officeooo:paragraph-rsid="00063a5e" style:font-size-asian="14pt" style:font-size-complex="14pt"/>
    </style:style>
    <style:style style:name="P4" style:family="paragraph" style:parent-style-name="Text_20_body">
      <style:text-properties style:font-name="Ubuntu" fo:font-size="14pt" style:text-underline-style="solid" style:text-underline-width="auto" style:text-underline-color="font-color" officeooo:rsid="00046a71" officeooo:paragraph-rsid="00046a71" style:font-size-asian="14pt" style:font-size-complex="14pt"/>
    </style:style>
    <style:style style:name="P5" style:family="paragraph" style:parent-style-name="Text_20_body">
      <style:text-properties style:font-name="Ubuntu" fo:font-size="14pt" style:text-underline-style="solid" style:text-underline-width="auto" style:text-underline-color="font-color" fo:font-weight="normal" officeooo:rsid="001c71bf" officeooo:paragraph-rsid="001c71bf" style:font-size-asian="12.25pt" style:font-weight-asian="normal" style:font-size-complex="14pt" style:font-weight-complex="normal"/>
    </style:style>
    <style:style style:name="P6" style:family="paragraph" style:parent-style-name="Text_20_body">
      <style:text-properties officeooo:paragraph-rsid="00018375"/>
    </style:style>
    <style:style style:name="P7" style:family="paragraph" style:parent-style-name="Text_20_body">
      <style:text-properties style:font-name="Liberation Sans" fo:font-size="11pt" officeooo:paragraph-rsid="00018375" style:font-size-asian="11pt" style:font-size-complex="11pt"/>
    </style:style>
    <style:style style:name="P8" style:family="paragraph" style:parent-style-name="Text_20_body">
      <style:text-properties style:font-name="Liberation Sans" fo:font-size="11pt" officeooo:rsid="00018375" officeooo:paragraph-rsid="00018375" style:font-size-asian="11pt" style:font-size-complex="11pt"/>
    </style:style>
    <style:style style:name="P9" style:family="paragraph" style:parent-style-name="Text_20_body">
      <style:text-properties style:font-name="Liberation Sans" fo:font-size="11pt" officeooo:rsid="00018375" officeooo:paragraph-rsid="000d2447" style:font-size-asian="11pt" style:font-size-complex="11pt"/>
    </style:style>
    <style:style style:name="P10" style:family="paragraph" style:parent-style-name="Text_20_body">
      <style:text-properties style:font-name="Liberation Sans" fo:font-size="11pt" officeooo:rsid="00018375" officeooo:paragraph-rsid="0018122d" style:font-size-asian="11pt" style:font-size-complex="11pt"/>
    </style:style>
    <style:style style:name="P11" style:family="paragraph" style:parent-style-name="Text_20_body">
      <style:text-properties style:font-name="Liberation Sans" fo:font-size="11pt" officeooo:paragraph-rsid="00063a5e" style:font-size-asian="11pt" style:font-size-complex="11pt"/>
    </style:style>
    <style:style style:name="P12" style:family="paragraph" style:parent-style-name="Text_20_body">
      <style:text-properties style:font-name="Liberation Sans" fo:font-size="11pt" officeooo:rsid="000c91cb" officeooo:paragraph-rsid="00018375" style:font-size-asian="11pt" style:font-size-complex="11pt"/>
    </style:style>
    <style:style style:name="P13" style:family="paragraph" style:parent-style-name="Text_20_body">
      <style:text-properties style:font-name="Liberation Sans" fo:font-size="11pt" style:text-underline-style="none" officeooo:rsid="00046a71" officeooo:paragraph-rsid="00046a71" style:font-size-asian="11pt" style:font-size-complex="11pt"/>
    </style:style>
    <style:style style:name="P14" style:family="paragraph" style:parent-style-name="Text_20_body">
      <style:text-properties style:font-name="Liberation Sans" fo:font-size="11pt" style:text-underline-style="none" officeooo:rsid="00063a5e" officeooo:paragraph-rsid="00063a5e" style:font-size-asian="11pt" style:font-size-complex="11pt"/>
    </style:style>
    <style:style style:name="P15" style:family="paragraph" style:parent-style-name="Text_20_body">
      <style:text-properties style:font-name="Liberation Sans" fo:font-size="11pt" style:text-underline-style="none" fo:font-weight="normal" officeooo:rsid="00063a5e" officeooo:paragraph-rsid="00063a5e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Liberation Sans" fo:font-size="11pt" style:text-underline-style="solid" style:text-underline-width="auto" style:text-underline-color="font-color" fo:font-weight="normal" officeooo:rsid="001c71bf" officeooo:paragraph-rsid="001c71bf" style:font-size-asian="9.60000038146973pt" style:font-weight-asian="normal" style:font-size-complex="11pt" style:font-weight-complex="normal"/>
    </style:style>
    <style:style style:name="P17" style:family="paragraph" style:parent-style-name="Text_20_body">
      <style:text-properties style:font-name="Liberation Sans" fo:font-size="11pt" style:text-underline-style="solid" style:text-underline-width="auto" style:text-underline-color="font-color" fo:font-weight="normal" officeooo:rsid="001c71bf" officeooo:paragraph-rsid="001e6d80" style:font-size-asian="9.60000038146973pt" style:font-weight-asian="normal" style:font-size-complex="11pt" style:font-weight-complex="normal"/>
    </style:style>
    <style:style style:name="P18" style:family="paragraph" style:parent-style-name="Text_20_body">
      <style:text-properties style:font-name="Liberation Sans" fo:font-size="11pt" fo:font-style="normal" style:text-underline-style="none" fo:font-weight="normal" officeooo:rsid="001c71bf" officeooo:paragraph-rsid="001c71bf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text-properties style:font-name="Liberation Sans" fo:font-size="11pt" fo:font-style="normal" style:text-underline-style="none" fo:font-weight="normal" officeooo:rsid="001fb2fb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text-properties style:font-name="Liberation Sans" fo:font-size="11pt" fo:font-style="normal" style:text-underline-style="none" fo:font-weight="normal" officeooo:rsid="00201b7e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06c1f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1fb2fb" officeooo:paragraph-rsid="001fb2f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06c1f" officeooo:paragraph-rsid="00206c1f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text-properties officeooo:paragraph-rsid="000d3a7a"/>
    </style:style>
    <style:style style:name="P25" style:family="paragraph" style:parent-style-name="Text_20_body">
      <style:text-properties officeooo:paragraph-rsid="001fb2fb"/>
    </style:style>
    <style:style style:name="P26" style:family="paragraph" style:parent-style-name="Text_20_body">
      <style:text-properties officeooo:paragraph-rsid="00206c1f"/>
    </style:style>
    <style:style style:name="P27" style:family="paragraph" style:parent-style-name="Title">
      <style:text-properties style:font-name="Ubuntu" fo:font-size="22pt" officeooo:rsid="00018375" officeooo:paragraph-rsid="00018375" style:font-size-asian="22pt" style:font-size-complex="22pt"/>
    </style:style>
    <style:style style:name="P28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06c1f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style:text-properties style:font-name="Liberation Sans" fo:font-size="11pt" style:text-underline-style="none" officeooo:rsid="00046a71" officeooo:paragraph-rsid="00046a71" style:font-size-asian="11pt" style:font-size-complex="11pt"/>
    </style:style>
    <style:style style:name="P30" style:family="paragraph" style:parent-style-name="Text_20_body">
      <style:text-properties officeooo:paragraph-rsid="00046a71"/>
    </style:style>
    <style:style style:name="P31" style:family="paragraph" style:parent-style-name="Text_20_body">
      <style:text-properties officeooo:paragraph-rsid="001fb2fb"/>
    </style:style>
    <style:style style:name="T1" style:family="text">
      <style:text-properties officeooo:rsid="000183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149" style:font-weight-asian="bold" style:font-weight-complex="bold"/>
    </style:style>
    <style:style style:name="T4" style:family="text">
      <style:text-properties fo:font-weight="bold" officeooo:rsid="00046a71" style:font-weight-asian="bold" style:font-weight-complex="bold"/>
    </style:style>
    <style:style style:name="T5" style:family="text">
      <style:text-properties fo:font-weight="bold" officeooo:rsid="00063a5e" style:font-weight-asian="bold" style:font-weight-complex="bold"/>
    </style:style>
    <style:style style:name="T6" style:family="text">
      <style:text-properties fo:font-weight="bold" officeooo:rsid="00018375" style:font-weight-asian="bold" style:font-weight-complex="bold"/>
    </style:style>
    <style:style style:name="T7" style:family="text">
      <style:text-properties fo:font-weight="bold" officeooo:rsid="0009734f" style:font-weight-asian="bold" style:font-weight-complex="bold"/>
    </style:style>
    <style:style style:name="T8" style:family="text">
      <style:text-properties fo:font-weight="bold" officeooo:rsid="000c91cb" style:font-weight-asian="bold" style:font-weight-complex="bold"/>
    </style:style>
    <style:style style:name="T9" style:family="text">
      <style:text-properties fo:font-weight="bold" officeooo:rsid="00123af9" style:font-weight-asian="bold" style:font-weight-complex="bold"/>
    </style:style>
    <style:style style:name="T10" style:family="text">
      <style:text-properties fo:font-weight="bold" officeooo:rsid="00131609" style:font-weight-asian="bold" style:font-weight-complex="bold"/>
    </style:style>
    <style:style style:name="T11" style:family="text">
      <style:text-properties fo:font-weight="bold" officeooo:rsid="0018122d" style:font-weight-asian="bold" style:font-weight-complex="bold"/>
    </style:style>
    <style:style style:name="T12" style:family="text">
      <style:text-properties fo:font-weight="bold" officeooo:rsid="001999fc" style:font-weight-asian="bold" style:font-weight-complex="bold"/>
    </style:style>
    <style:style style:name="T13" style:family="text">
      <style:text-properties fo:font-weight="bold" officeooo:rsid="0019d784" style:font-weight-asian="bold" style:font-weight-complex="bold"/>
    </style:style>
    <style:style style:name="T14" style:family="text">
      <style:text-properties fo:font-weight="bold" officeooo:rsid="00229977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27149" style:font-style-asian="italic" style:font-style-complex="italic"/>
    </style:style>
    <style:style style:name="T17" style:family="text">
      <style:text-properties fo:font-style="italic" officeooo:rsid="00046a71" style:font-style-asian="italic" style:font-style-complex="italic"/>
    </style:style>
    <style:style style:name="T18" style:family="text">
      <style:text-properties fo:font-style="italic" officeooo:rsid="0009734f" style:font-style-asian="italic" style:font-style-complex="italic"/>
    </style:style>
    <style:style style:name="T19" style:family="text">
      <style:text-properties fo:font-style="italic" officeooo:rsid="000d3a7a" style:font-style-asian="italic" style:font-style-complex="italic"/>
    </style:style>
    <style:style style:name="T20" style:family="text">
      <style:text-properties fo:font-style="italic" officeooo:rsid="001fb2fb" style:font-style-asian="italic" style:font-style-complex="italic"/>
    </style:style>
    <style:style style:name="T21" style:family="text">
      <style:text-properties fo:font-style="italic" officeooo:rsid="00229977" style:font-style-asian="italic" style:font-style-complex="italic"/>
    </style:style>
    <style:style style:name="T22" style:family="text">
      <style:text-properties fo:font-style="italic" style:text-underline-style="none" officeooo:rsid="00063a5e" style:font-style-asian="italic" style:font-style-complex="italic"/>
    </style:style>
    <style:style style:name="T23" style:family="text">
      <style:text-properties officeooo:rsid="00027149"/>
    </style:style>
    <style:style style:name="T24" style:family="text">
      <style:text-properties officeooo:rsid="00046a71"/>
    </style:style>
    <style:style style:name="T25" style:family="text">
      <style:text-properties officeooo:rsid="00063a5e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0d2447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style:text-underline-style="none" fo:font-weight="bold" officeooo:rsid="00063a5e" style:font-weight-asian="bold" style:font-weight-complex="bold"/>
    </style:style>
    <style:style style:name="T34" style:family="text">
      <style:text-properties style:text-underline-style="none" officeooo:rsid="00063a5e"/>
    </style:style>
    <style:style style:name="T35" style:family="text">
      <style:text-properties style:text-underline-style="none" officeooo:rsid="001e6d80"/>
    </style:style>
    <style:style style:name="T36" style:family="text">
      <style:text-properties fo:font-weight="normal" officeooo:rsid="00027149" style:font-weight-asian="normal" style:font-weight-complex="normal"/>
    </style:style>
    <style:style style:name="T37" style:family="text">
      <style:text-properties fo:font-weight="normal" officeooo:rsid="0009734f" style:font-weight-asian="normal" style:font-weight-complex="normal"/>
    </style:style>
    <style:style style:name="T38" style:family="text">
      <style:text-properties fo:font-weight="normal" officeooo:rsid="000d2447" style:font-weight-asian="normal" style:font-weight-complex="normal"/>
    </style:style>
    <style:style style:name="T39" style:family="text">
      <style:text-properties fo:font-size="14pt" fo:font-weight="normal" style:font-size-asian="14pt" style:font-weight-asian="normal" style:font-size-complex="14pt" style:font-weight-complex="normal"/>
    </style:style>
    <style:style style:name="T40" style:family="text">
      <style:text-properties officeooo:rsid="0009734f"/>
    </style:style>
    <style:style style:name="T41" style:family="text">
      <style:text-properties officeooo:rsid="000b4b59"/>
    </style:style>
    <style:style style:name="T42" style:family="text">
      <style:text-properties style:font-name="Liberation Sans" fo:font-size="11pt" officeooo:rsid="00018375" style:font-size-asian="11pt" style:font-size-complex="11pt"/>
    </style:style>
    <style:style style:name="T43" style:family="text">
      <style:text-properties style:font-name="Liberation Sans" fo:font-size="11pt" officeooo:rsid="00046a71" style:font-size-asian="11pt" style:font-size-complex="11pt"/>
    </style:style>
    <style:style style:name="T44" style:family="text">
      <style:text-properties style:font-name="Liberation Sans" fo:font-size="11pt" officeooo:rsid="000b4b59" style:font-size-asian="11pt" style:font-size-complex="11pt"/>
    </style:style>
    <style:style style:name="T45" style:family="text">
      <style:text-properties style:font-name="Liberation Sans" fo:font-size="11pt" officeooo:rsid="0009734f" style:font-size-asian="11pt" style:font-size-complex="11pt"/>
    </style:style>
    <style:style style:name="T46" style:family="text">
      <style:text-properties style:font-name="Liberation Sans" fo:font-size="11pt" officeooo:rsid="000c91cb" style:font-size-asian="11pt" style:font-size-complex="11pt"/>
    </style:style>
    <style:style style:name="T47" style:family="text">
      <style:text-properties style:font-name="Liberation Sans" fo:font-size="11pt" officeooo:rsid="000d2447" style:font-size-asian="11pt" style:font-size-complex="11pt"/>
    </style:style>
    <style:style style:name="T48" style:family="text">
      <style:text-properties style:font-name="Liberation Sans" fo:font-size="11pt" officeooo:rsid="000d3a7a" style:font-size-asian="11pt" style:font-size-complex="11pt"/>
    </style:style>
    <style:style style:name="T49" style:family="text">
      <style:text-properties style:font-name="Liberation Sans" fo:font-size="11pt" officeooo:rsid="0014ca68" style:font-size-asian="11pt" style:font-size-complex="11pt"/>
    </style:style>
    <style:style style:name="T50" style:family="text">
      <style:text-properties style:font-name="Liberation Sans" fo:font-size="11pt" officeooo:rsid="001fb2fb" style:font-size-asian="11pt" style:font-size-complex="11pt"/>
    </style:style>
    <style:style style:name="T51" style:family="text">
      <style:text-properties style:font-name="Liberation Sans" fo:font-size="11pt" officeooo:rsid="00229977" style:font-size-asian="11pt" style:font-size-complex="11pt"/>
    </style:style>
    <style:style style:name="T52" style:family="text">
      <style:text-properties style:font-name="Liberation Sans" fo:font-size="11pt" fo:font-weight="bold" officeooo:rsid="0009734f" style:font-size-asian="11pt" style:font-weight-asian="bold" style:font-size-complex="11pt" style:font-weight-complex="bold"/>
    </style:style>
    <style:style style:name="T53" style:family="text">
      <style:text-properties style:font-name="Liberation Sans" fo:font-size="11pt" fo:font-weight="bold" officeooo:rsid="000c91cb" style:font-size-asian="11pt" style:font-weight-asian="bold" style:font-size-complex="11pt" style:font-weight-complex="bold"/>
    </style:style>
    <style:style style:name="T54" style:family="text">
      <style:text-properties style:font-name="Liberation Sans" fo:font-size="11pt" fo:font-weight="bold" officeooo:rsid="000d3a7a" style:font-size-asian="11pt" style:font-weight-asian="bold" style:font-size-complex="11pt" style:font-weight-complex="bold"/>
    </style:style>
    <style:style style:name="T55" style:family="text">
      <style:text-properties style:font-name="Liberation Sans" fo:font-size="11pt" fo:font-weight="bold" officeooo:rsid="001fb2fb" style:font-size-asian="11pt" style:font-weight-asian="bold" style:font-size-complex="11pt" style:font-weight-complex="bold"/>
    </style:style>
    <style:style style:name="T56" style:family="text">
      <style:text-properties style:font-name="Liberation Sans" fo:font-size="11pt" fo:font-weight="bold" officeooo:rsid="00229977" style:font-size-asian="11pt" style:font-weight-asian="bold" style:font-size-complex="11pt" style:font-weight-complex="bold"/>
    </style:style>
    <style:style style:name="T57" style:family="text">
      <style:text-properties style:font-name="Liberation Sans" fo:font-size="11pt" fo:font-style="italic" officeooo:rsid="0009734f" style:font-size-asian="11pt" style:font-style-asian="italic" style:font-size-complex="11pt" style:font-style-complex="italic"/>
    </style:style>
    <style:style style:name="T58" style:family="text">
      <style:text-properties style:font-name="Liberation Sans" fo:font-size="11pt" fo:font-style="italic" officeooo:rsid="000b4b59" style:font-size-asian="11pt" style:font-style-asian="italic" style:font-size-complex="11pt" style:font-style-complex="italic"/>
    </style:style>
    <style:style style:name="T59" style:family="text">
      <style:text-properties style:font-name="Liberation Sans" fo:font-size="11pt" fo:font-style="italic" officeooo:rsid="000c91cb" style:font-size-asian="11pt" style:font-style-asian="italic" style:font-size-complex="11pt" style:font-style-complex="italic"/>
    </style:style>
    <style:style style:name="T60" style:family="text">
      <style:text-properties style:font-name="Liberation Sans" fo:font-size="11pt" fo:font-style="italic" officeooo:rsid="000d3a7a" style:font-size-asian="11pt" style:font-style-asian="italic" style:font-size-complex="11pt" style:font-style-complex="italic"/>
    </style:style>
    <style:style style:name="T61" style:family="text">
      <style:text-properties style:font-name="Liberation Sans" fo:font-size="11pt" fo:font-style="normal" style:text-underline-style="none" fo:font-weight="normal" officeooo:rsid="001fb2fb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Liberation Sans" fo:font-size="11pt" fo:font-style="normal" style:text-underline-style="none" fo:font-weight="normal" officeooo:rsid="00201b7e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name="Liberation Sans" fo:font-size="11pt" fo:font-style="normal" style:text-underline-style="none" fo:font-weight="normal" officeooo:rsid="00206c1f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font-name="Liberation Sans" fo:font-size="11pt" fo:font-style="normal" style:text-underline-style="none" fo:font-weight="normal" officeooo:rsid="00229977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font-name="Liberation Sans" fo:font-size="11pt" fo:font-style="normal" style:text-underline-style="none" fo:font-weight="bold" officeooo:rsid="001fb2fb" style:font-size-asian="9.60000038146973pt" style:font-style-asian="normal" style:font-weight-asian="bold" style:font-size-complex="11pt" style:font-style-complex="normal" style:font-weight-complex="bold"/>
    </style:style>
    <style:style style:name="T66" style:family="text">
      <style:text-properties style:font-name="Liberation Sans" fo:font-size="11pt" fo:font-style="normal" style:text-underline-style="none" fo:font-weight="bold" officeooo:rsid="00201b7e" style:font-size-asian="9.60000038146973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="Liberation Sans" fo:font-size="11pt" fo:font-style="normal" style:text-underline-style="none" fo:font-weight="bold" officeooo:rsid="00206c1f" style:font-size-asian="9.60000038146973pt" style:font-style-asian="normal" style:font-weight-asian="bold" style:font-size-complex="11pt" style:font-style-complex="normal" style:font-weight-complex="bold"/>
    </style:style>
    <style:style style:name="T68" style:family="text">
      <style:text-properties style:font-name="Liberation Sans" fo:font-size="11pt" fo:font-style="normal" style:text-underline-style="none" fo:font-weight="bold" officeooo:rsid="00229977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Liberation Sans" fo:font-size="11pt" style:text-underline-style="none" officeooo:rsid="00046a71" style:font-size-asian="11pt" style:font-size-complex="11pt"/>
    </style:style>
    <style:style style:name="T70" style:family="text">
      <style:text-properties style:font-name="Liberation Sans" fo:font-size="11pt" style:text-underline-style="none" officeooo:rsid="00229977" style:font-size-asian="11pt" style:font-size-complex="11pt"/>
    </style:style>
    <style:style style:name="T71" style:family="text">
      <style:text-properties officeooo:rsid="000c91cb"/>
    </style:style>
    <style:style style:name="T72" style:family="text">
      <style:text-properties officeooo:rsid="000d3a7a"/>
    </style:style>
    <style:style style:name="T73" style:family="text">
      <style:text-properties officeooo:rsid="000f31e8"/>
    </style:style>
    <style:style style:name="T74" style:family="text">
      <style:text-properties officeooo:rsid="00110f63"/>
    </style:style>
    <style:style style:name="T75" style:family="text">
      <style:text-properties officeooo:rsid="00123af9"/>
    </style:style>
    <style:style style:name="T76" style:family="text">
      <style:text-properties officeooo:rsid="00127e9c"/>
    </style:style>
    <style:style style:name="T77" style:family="text">
      <style:text-properties officeooo:rsid="00131609"/>
    </style:style>
    <style:style style:name="T78" style:family="text">
      <style:text-properties officeooo:rsid="0014ca68"/>
    </style:style>
    <style:style style:name="T79" style:family="text">
      <style:text-properties officeooo:rsid="0018122d"/>
    </style:style>
    <style:style style:name="T80" style:family="text">
      <style:text-properties officeooo:rsid="001999fc"/>
    </style:style>
    <style:style style:name="T81" style:family="text">
      <style:text-properties officeooo:rsid="0019d784"/>
    </style:style>
    <style:style style:name="T82" style:family="text">
      <style:text-properties officeooo:rsid="001fb2fb"/>
    </style:style>
    <style:style style:name="T83" style:family="text">
      <style:text-properties officeooo:rsid="00206c1f"/>
    </style:style>
    <style:style style:name="T84" style:family="text">
      <style:text-properties officeooo:rsid="002299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StadtServer 1.<text:span text:style-name="T83">9.</text:span><text:span text:style-name="T84">1</text:span></text:p>
      <text:p text:style-name="P2">(Für 1.18.1)</text:p>
      <text:p text:style-name="P1"><text:span text:style-name="T39">Enchantments</text:span>:</text:p>
      <text:p text:style-name="P7"><text:span text:style-name="T1">→ <text:s/></text:span><text:span text:style-name="T6">Chopping </text:span><text:span text:style-name="T1">(Item: Axt | Stufen: </text:span><text:span text:style-name="T6">I</text:span><text:span text:style-name="T1"> | Inkompatibel: Efficiency)</text:span></text:p>
      <text:p text:style-name="P8"><text:tab/>→ Verzauberte Axt fällt <text:span text:style-name="T2">Bäume</text:span> oberhalb des gehackten Blocks komplett.</text:p>
      <text:p text:style-name="P7"><text:span text:style-name="T1"><text:tab/>→ </text:span><text:span text:style-name="T6">Baum</text:span><text:span text:style-name="T1">: Menge zusammenhängender </text:span><text:span text:style-name="T25">gleicher</text:span><text:span text:style-name="T1"> Logs mit </text:span><text:span text:style-name="T25">&gt;=</text:span><text:span text:style-name="T1"> 5 passenden Leaves</text:span></text:p>
      <text:p text:style-name="P9"><text:tab/>→ Herkunft: <text:span text:style-name="T19">Buch</text:span><text:span text:style-name="T72"> </text:span><text:span text:style-name="T15">Fischen </text:span>(<text:span text:style-name="T72">1</text:span><text:span text:style-name="T73">0</text:span>%), <text:span text:style-name="T15">Villager </text:span><text:span text:style-name="T27">(lvl </text:span><text:span text:style-name="T40">4-5</text:span>), <text:span text:style-name="T21">Kisten</text:span><text:span text:style-name="T84"> (Oberwelt)</text:span></text:p>
      <text:p text:style-name="P8">→ <text:span text:style-name="T3">Smithing</text:span><text:span text:style-name="T23"> (Item: Tool/Armor | Stufen: </text:span><text:span text:style-name="T3">V</text:span><text:span text:style-name="T23"> | Inkompatibel: Mending)</text:span></text:p>
      <text:p text:style-name="P8"><text:tab/>→<text:span text:style-name="T23"> Reparatur des verzauberten Items am Amboss kostet maximal 25 / 20 / 15 / 10 / 5 Level</text:span></text:p>
      <text:p text:style-name="P7"><text:span text:style-name="T1"><text:tab/>→</text:span><text:span text:style-name="T23"> </text:span><text:span text:style-name="T40">Kein Effekt bei Reparatur mit verzaubertem Gegenstand</text:span></text:p>
      <text:p text:style-name="P7"><text:tab/>→<text:span text:style-name="T41"> Ersetzt Mending komplett (bis auf bereits existierende Gegenstände)</text:span></text:p>
      <text:p text:style-name="P7"><text:span text:style-name="T1"><text:tab/>→</text:span><text:span text:style-name="T23"> Herkunft: </text:span><text:span text:style-name="T16">Mending </text:span><text:span text:style-name="T23">(</text:span><text:span text:style-name="T3">III</text:span><text:span text:style-name="T23">, </text:span><text:span text:style-name="T3">IV</text:span><text:span text:style-name="T23">), </text:span><text:span text:style-name="T16">Villager </text:span><text:span text:style-name="T23">(</text:span><text:span text:style-name="T3">I</text:span><text:span text:style-name="T36">,</text:span><text:span text:style-name="T23"> </text:span><text:span text:style-name="T3">II</text:span><text:span text:style-name="T36">, </text:span><text:span text:style-name="T38">lvl 1-3,</text:span><text:span text:style-name="T36"> </text:span><text:span text:style-name="T37">Mending: </text:span><text:span text:style-name="T7">III</text:span><text:span text:style-name="T23">), </text:span><text:span text:style-name="T16">Piglin </text:span><text:span text:style-name="T23">(</text:span><text:span text:style-name="T3">III</text:span><text:span text:style-name="T36">,</text:span><text:span text:style-name="T23"> </text:span><text:span text:style-name="T3">IV</text:span><text:span text:style-name="T23">), </text:span><text:span text:style-name="T18">Kisten </text:span><text:span text:style-name="T23">(</text:span><text:span text:style-name="T3">IV</text:span><text:span text:style-name="T23">)</text:span></text:p>
      <text:p text:style-name="P8">→<text:span text:style-name="T24"> </text:span><text:span text:style-name="T4">Wrench</text:span><text:span text:style-name="T24"> (Item: Schaufel | Stufen: </text:span><text:span text:style-name="T4">I</text:span><text:span text:style-name="T24"> | </text:span><text:span text:style-name="T25">Immer K</text:span><text:span text:style-name="T24">ompatibel)</text:span></text:p>
      <text:p text:style-name="P8"><text:tab/>→<text:span text:style-name="T24"> Rechtsklick auf bestimme Blöcke für verschiedene Effekte</text:span></text:p>
      <text:p text:style-name="P8"><text:tab/>→<text:span text:style-name="T24"> Dropper: Verwandelt ihn dauerhaft in eine </text:span><text:span text:style-name="T4">Chute</text:span></text:p>
      <text:p text:style-name="P8"><text:tab/><text:tab/>→<text:span text:style-name="T41"> Droppt sofort jedes Item, dass über einen Hopper/Dropper eingeführt wird</text:span></text:p>
      <text:p text:style-name="P8"><text:tab/>→<text:span text:style-name="T79"> Dispenser: Verwandelt ihn dauerhaft in einen </text:span><text:span text:style-name="T11">Block Placer</text:span></text:p>
      <text:p text:style-name="P10"><text:tab/><text:tab/>→<text:span text:style-name="T79"> Platziert jedes Item, dass ein Block ist; sonst keine spezielle Aktion</text:span></text:p>
      <text:p text:style-name="P10"><text:tab/>→<text:span text:style-name="T24"> Redstone Lampe: An/Aus bis zum nächsten Block Update</text:span></text:p>
      <text:p text:style-name="P6"><text:span text:style-name="T42"><text:tab/>→</text:span><text:span text:style-name="T43"> Notenblock: Setzt den Ton auf die </text:span><text:span text:style-name="T44">originale Tonhöhe</text:span></text:p>
      <text:p text:style-name="P6"><text:span text:style-name="T44"><text:tab/>→</text:span><text:span text:style-name="T46"> </text:span><text:span text:style-name="T49">Barrel/</text:span><text:span text:style-name="T46">Chest/Double Chest: Sortiert den Inhalt</text:span></text:p>
      <text:p text:style-name="P8"><text:tab/>→<text:span text:style-name="T24"> Herkunft: </text:span><text:span text:style-name="T17">Smithing</text:span><text:span text:style-name="T24"> </text:span><text:span text:style-name="T17">Table</text:span><text:span text:style-name="T24"> (</text:span><text:span text:style-name="T78">Beliebige </text:span><text:span text:style-name="T24">Schaufel + exakt ein </text:span><text:span text:style-name="T74">Copper Ingot</text:span><text:span text:style-name="T24">)</text:span></text:p>
      <text:p text:style-name="P8">→<text:span text:style-name="T24"> </text:span><text:span text:style-name="T4">Eagle Eye</text:span><text:span text:style-name="T24"> (Item: Bogen/Armbrust | Stufen: </text:span><text:span text:style-name="T4">V</text:span><text:span text:style-name="T24"> | Inkompatibel: Infinity, Multishot)</text:span></text:p>
      <text:p text:style-name="P8"><text:tab/>→<text:span text:style-name="T24"> Bonusschaden wenn das Ziel mindestens </text:span><text:span text:style-name="T40">30</text:span><text:span text:style-name="T24"> Blöcke weit weg ist</text:span></text:p>
      <text:p text:style-name="P8"><text:tab/>→<text:span text:style-name="T24"> Weniger Schaden wenn das Ziel näher dran ist</text:span></text:p>
      <text:p text:style-name="P8"><text:tab/>→<text:span text:style-name="T24"> Bonus: </text:span><text:span text:style-name="T40">+1 / +2 / +3 / +4 / +5 % pro Block &gt; 30, +100% (+125% Armbrust) maximal</text:span></text:p>
      <text:p text:style-name="P8"><text:tab/>→<text:span text:style-name="T40"> Malus: -1 / -2 / -3 / -4 / -5 % pro Block &lt; 30, -25% maximal</text:span></text:p>
      <text:p text:style-name="P24"><text:span text:style-name="T42"><text:tab/>→</text:span><text:span text:style-name="T43"> Herkunft: </text:span><text:span text:style-name="T57">Villager </text:span><text:span text:style-name="T45">(</text:span><text:span text:style-name="T52">I</text:span><text:span text:style-name="T45">, </text:span><text:span text:style-name="T52">II</text:span><text:span text:style-name="T45">, </text:span><text:span text:style-name="T47">lvl: </text:span><text:span text:style-name="T45">4-5), </text:span><text:span text:style-name="T57">Piglin </text:span><text:span text:style-name="T45">(</text:span><text:span text:style-name="T52">III</text:span><text:span text:style-name="T45">), </text:span><text:span text:style-name="T58">Kisten</text:span><text:span text:style-name="T57"> </text:span><text:span text:style-name="T45">(</text:span><text:span text:style-name="T56">III</text:span><text:span text:style-name="T51">, </text:span><text:span text:style-name="T52">IV</text:span><text:span text:style-name="T45">, N</text:span><text:span text:style-name="T48">ether+End</text:span><text:span text:style-name="T45">)</text:span></text:p>
      <text:p text:style-name="P6"><text:span text:style-name="T45">→</text:span><text:span text:style-name="T46"> </text:span><text:span text:style-name="T53">Farming</text:span><text:span text:style-name="T46"> (Item: Hoe | Stufen: </text:span><text:span text:style-name="T53">III</text:span><text:span text:style-name="T46"> | Inkompatibel: Fortune, Silk Touch)</text:span></text:p>
      <text:p text:style-name="P12"><text:tab/>→ Gibt 1x1 / 3x3 / 5x5 AOE für alle Aktionen bezüglich farmen <text:span text:style-name="T83">(1x1 mit Sneak)</text:span></text:p>
      <text:p text:style-name="P12"><text:tab/>→ Rechtsklick: Crop → harvest + replant, <text:span text:style-name="T83">Farmland → plant aus offhand</text:span></text:p>
      <text:p text:style-name="P24"><text:span text:style-name="T46"><text:tab/>→ Herkunft: </text:span><text:span text:style-name="T60">Buch</text:span><text:span text:style-name="T48"> </text:span><text:span text:style-name="T59">Fischen</text:span><text:span text:style-name="T46"> (</text:span><text:span text:style-name="T53">I</text:span><text:span text:style-name="T46">, </text:span><text:span text:style-name="T54">II</text:span><text:span text:style-name="T48">,</text:span><text:span text:style-name="T46"> 1</text:span><text:span text:style-name="T48">5</text:span><text:span text:style-name="T46">%), </text:span><text:span text:style-name="T59">Villager</text:span><text:span text:style-name="T46"> (</text:span><text:span text:style-name="T53">I</text:span><text:span text:style-name="T46">, </text:span><text:span text:style-name="T53">II</text:span><text:span text:style-name="T46">, </text:span><text:span text:style-name="T47">lvl: </text:span><text:span text:style-name="T46">1-3), </text:span><text:span text:style-name="T59">Kisten</text:span><text:span text:style-name="T46"> (</text:span><text:span text:style-name="T53">III</text:span><text:span text:style-name="T46">, Oberwelt)</text:span></text:p>
      <text:p text:style-name="P8"/>
      <text:p text:style-name="P6"><text:soft-page-break/><text:span text:style-name="T42">→</text:span><text:span text:style-name="T50"> </text:span><text:span text:style-name="T55">Sacrificial</text:span><text:span text:style-name="T50"> (Item: Schwert/Axt | Stufen: </text:span><text:span text:style-name="T55">I</text:span><text:span text:style-name="T50"> | Immer Kompatibel)</text:span></text:p>
      <text:p text:style-name="P8"><text:tab/>→<text:span text:style-name="T82"> Tötet passive Tiere (ohne Spinnen) mit einem Schlag →</text:span><text:span text:style-name="T83"> Startet Rituale</text:span></text:p>
      <text:p text:style-name="P8"><text:tab/>→<text:span text:style-name="T83"> Kann Heads droppen (Player immer, Mobs: 10% chance)</text:span></text:p>
      <text:p text:style-name="P8"><text:tab/>→<text:span text:style-name="T82"> Herkunft: </text:span><text:span text:style-name="T20">Piglin</text:span><text:span text:style-name="T82"> (5 %), </text:span><text:span text:style-name="T20">Kisten</text:span><text:span text:style-name="T82"> (10%, Nether/End 20%)</text:span></text:p>
      <text:p text:style-name="P8">→<text:span text:style-name="T25"> </text:span><text:span text:style-name="T5">Bane of the Athropods</text:span><text:span text:style-name="T25"> funktioniert nun auch bei Creepern und Phantoms</text:span></text:p>
      <text:p text:style-name="P11"><text:span text:style-name="T1">→</text:span><text:span text:style-name="T25"> </text:span><text:span text:style-name="T3">Netherite </text:span><text:span text:style-name="T5">Tools/Armor</text:span><text:span text:style-name="T23"> </text:span><text:span text:style-name="T25">können</text:span><text:span text:style-name="T23"> mit Ancient Scrap repariert werden (</text:span><text:span text:style-name="T25">Anzahl</text:span><text:span text:style-name="T23"> </text:span><text:span text:style-name="T25">be</text:span><text:span text:style-name="T23">achten!)</text:span></text:p>
      <text:p text:style-name="P11"><text:span text:style-name="T23">→</text:span><text:span text:style-name="T25"> Arbeiten am </text:span><text:span text:style-name="T5">Amboss</text:span><text:span text:style-name="T25"> können nun bis zu 100 Level verbrauchen (nur neue Sachen!)</text:span></text:p>
      <text:p text:style-name="P11">→<text:span text:style-name="T71"> </text:span><text:span text:style-name="T8">Water Buckets</text:span><text:span text:style-name="T71"> können mit </text:span><text:span text:style-name="T8">Infinity</text:span><text:span text:style-name="T71"> verzaubert werden → gehen nicht leer beim setzen</text:span></text:p>
      <text:p text:style-name="P4"/>
      <text:p text:style-name="P4"/>
      <text:p text:style-name="P4">Funktionen:</text:p>
      <text:p text:style-name="P13">→ <text:span text:style-name="T2">Dispenser</text:span></text:p>
      <text:p text:style-name="P13"><text:tab/>→ Seeds werden auf einen davorliegenden passenden Farmland Block geplantet</text:p>
      <text:p text:style-name="P13"><text:tab/>→ Unterstützt: Weizen, Karotte, Kartoffel, Beetroot, Melone, Kürbis, Netherwarze</text:p>
      <text:p text:style-name="P13">→<text:span text:style-name="T77"> Ein </text:span><text:span text:style-name="T10">Sticky Piston</text:span><text:span text:style-name="T77"> mit einer </text:span><text:span text:style-name="T10">Lightning Rod</text:span><text:span text:style-name="T77"> zerbricht den dahinterliegenden Block</text:span></text:p>
      <text:p text:style-name="P13"><text:tab/>→<text:span text:style-name="T77"> Die Lightning Rod muss direkt auf dem Piston platziert sein</text:span></text:p>
      <text:p text:style-name="P13"><text:tab/>→<text:span text:style-name="T77"> Der Blockabbau erfolgt wie mit einer Spitzhacke (Kein Bedrock, Spawner zerstört etc.)</text:span></text:p>
      <text:p text:style-name="P13">→<text:span text:style-name="T25"> </text:span><text:span text:style-name="T5">Signs</text:span><text:span text:style-name="T25"> können mit Rechtsklick ohne Sneak editiert werden</text:span></text:p>
      <text:p text:style-name="P13">→<text:span text:style-name="T71"> </text:span><text:span text:style-name="T8">Dirt Paths</text:span><text:span text:style-name="T71"> können auch aus normalem Dirt mit der Schaufel gemacht werden</text:span></text:p>
      <text:p text:style-name="P13">→<text:span text:style-name="T75"> Viele Mobs können nun auch als </text:span><text:span text:style-name="T9">Boss Mob</text:span><text:span text:style-name="T75"> mit eigenem Namen spawnen (5% Chance)</text:span></text:p>
      <text:p text:style-name="P13"><text:tab/>→<text:span text:style-name="T75"> Verfügen </text:span><text:span text:style-name="T84">abhängig vom Level</text:span><text:span text:style-name="T75"> über mehr Leben und Schaden, droppen mehr Loot</text:span></text:p>
      <text:p text:style-name="P13"><text:tab/>→<text:span text:style-name="T75"> Können besondere Sachen und neue Enchantments droppen</text:span></text:p>
      <text:p text:style-name="P13"><text:tab/>→<text:span text:style-name="T76"> Keine Boss Mobs im End bevor der Drache tot ist</text:span></text:p>
      <text:p text:style-name="P13"><text:tab/>→<text:span text:style-name="T76"> Erhöhte Chance für Boss Mobs in der Oberwelt unter Y = 0 (10% Chance)</text:span></text:p>
      <text:p text:style-name="P13"><text:tab/>→<text:span text:style-name="T76"> Die Farbe des Namens entspricht dem Boss Level (1 = weiß, 2 = gelb, 3 = blau, 4 = lila)</text:span></text:p>
      <text:p text:style-name="P13"><text:tab/>→<text:span text:style-name="T76"> Stärke, XP und Drops hängen vom Boss Level ab; höhere Level spawnen seltener</text:span></text:p>
      <text:p text:style-name="P13"><text:tab/>→<text:span text:style-name="T76"> </text:span><text:span text:style-name="T77">Es können Level 1 – 3 Bosse natürlich spawnen</text:span></text:p>
      <text:p text:style-name="P13">→<text:span text:style-name="T80"> </text:span><text:span text:style-name="T12">Double Doors</text:span><text:span text:style-name="T80"> werden gleichzeitig geöffnet/geschlossen wenn sie passend zueinander sind</text:span></text:p>
      <text:p text:style-name="P13">→<text:span text:style-name="T81"> </text:span><text:span text:style-name="T13">Ladders</text:span><text:span text:style-name="T81"> können auf Ladders gesetzt werden um diese nach unten zu verlängern</text:span></text:p>
      <text:p text:style-name="P13">→<text:span text:style-name="T84"> </text:span><text:span text:style-name="T14">Ancient Tome</text:span><text:span text:style-name="T84"> (Spezielles Enchanted Book mit Verzauberung auf höchstem Level)</text:span></text:p>
      <text:p text:style-name="P13"><text:tab/>→<text:span text:style-name="T84"> Wird von Level 3 und 4 Bossen gedroppt, kommt in Kisten im Nether / End vor</text:span></text:p>
      <text:p text:style-name="P30"><text:span text:style-name="T69"><text:tab/>→</text:span><text:span text:style-name="T70"> Kann am Amvil mit der gleichen Verzauberung verbunden werden (ausser Book)</text:span></text:p>
      <text:p text:style-name="P13"><text:tab/>→<text:span text:style-name="T84"> Ermöglicht es, die Verzauberung eine Stufe über das Limit hinaus zu erhöhen</text:span></text:p>
      <text:p text:style-name="P3"><text:soft-page-break/>Minecarts und Schienen:</text:p>
      <text:p text:style-name="P14">→ <text:span text:style-name="T28">Booster Rail</text:span></text:p>
      <text:p text:style-name="P14"><text:tab/>→ <text:span text:style-name="T15">Lapisblock</text:span> als Untergrund erhöht die maximale Geschwindigkeit</text:p>
      <text:p text:style-name="P14"><text:tab/><text:tab/>→ <text:span text:style-name="T2">Loren</text:span>, die schneller als der Standard sind können aus <text:span text:style-name="T26">Kurven</text:span> fliegen</text:p>
      <text:p text:style-name="P14"><text:tab/>→ <text:span text:style-name="T15">Kohleblock</text:span> als Untergrund senkt die maximale Geschwindigkeit</text:p>
      <text:p text:style-name="P14"><text:tab/>→ <text:span text:style-name="T15">Smaragdblock</text:span> als Untergrund setzt die maximale Geschiwndigkeit auf den Standard</text:p>
      <text:p text:style-name="P11"><text:span text:style-name="T34"><text:tab/>→ </text:span><text:span text:style-name="T22">Treppe</text:span><text:span text:style-name="T34"> als Untergrund boostet eine stehende Lore in die Richtung der Treppe</text:span></text:p>
      <text:p text:style-name="P11"><text:span text:style-name="T34">→ </text:span><text:span text:style-name="T33">Leinen</text:span><text:span text:style-name="T34"> können benutzt werden um Minecarts zu </text:span><text:span text:style-name="T33">Zügen</text:span><text:span text:style-name="T34"> zu verbinden (Rechtsklick)</text:span></text:p>
      <text:p text:style-name="P11"><text:span text:style-name="T34">→ </text:span><text:span text:style-name="T33">Scheren</text:span><text:span text:style-name="T34"> trennen Minecarts aus Zügen heraus (Rechtsklick)</text:span></text:p>
      <text:p text:style-name="P11"><text:span text:style-name="T34">→ </text:span><text:span text:style-name="T33">Züge</text:span></text:p>
      <text:p text:style-name="P15"><text:tab/>→ Bewegen sich als ein Block über die Strecke</text:p>
      <text:p text:style-name="P15"><text:tab/>→ Werden als Block geboostet / gebremst</text:p>
      <text:p text:style-name="P15"><text:tab/>→ Die vorne fahrende Lore bestimmt die Geschwindigkeit des Zugs</text:p>
      <text:p text:style-name="P15"/>
      <text:p text:style-name="P5"/>
      <text:p text:style-name="P5">Brewing:</text:p>
      <text:p text:style-name="P16"><text:span text:style-name="T31">→ </text:span><text:span text:style-name="T32">Warped</text:span><text:span text:style-name="T31"> </text:span><text:span text:style-name="T32">Fungus</text:span></text:p>
      <text:p text:style-name="P16"><text:span text:style-name="T32"><text:tab/></text:span><text:span text:style-name="T31">→ Verlängert jeden verbesserten Trank mit Duration um ein weiteres Mal</text:span></text:p>
      <text:p text:style-name="P16"><text:span text:style-name="T31"><text:tab/>→</text:span><text:span text:style-name="T35"> 10% Chance, den Trank zu versauen (Thick Potion)</text:span></text:p>
      <text:p text:style-name="P16"><text:span text:style-name="T31">→ </text:span><text:span text:style-name="T32">Amethyst</text:span><text:span text:style-name="T31"> </text:span><text:span text:style-name="T32">Shard</text:span></text:p>
      <text:p text:style-name="P16"><text:span text:style-name="T32"><text:tab/></text:span><text:span text:style-name="T31">→ Verstärkt jeden sinnvollen verbesserten Trank um eine weitere Stufe</text:span></text:p>
      <text:p text:style-name="P17"><text:span text:style-name="T31"><text:tab/>→</text:span><text:span text:style-name="T35"> 20% Chance, den Trank zu versauen (Thick Potion)</text:span></text:p>
      <text:p text:style-name="P16"><text:span text:style-name="T31">→ </text:span><text:span text:style-name="T32">Awkward Potion + Glow Berries = Potion of Stamina</text:span></text:p>
      <text:p text:style-name="P16"><text:span text:style-name="T32"><text:tab/>→ </text:span><text:span text:style-name="T29">Haste I (3:00), Redstone = Haste I (8:00), Glowstone = Haste II (1:30)</text:span></text:p>
      <text:p text:style-name="P18"><text:tab/>→ Kann mit Warped Fungus und Amethyst Shard verbessert werden</text:p>
      <text:p text:style-name="P18"><text:tab/>→ Wird mit Fermented Spider Eye zu Potion of Fatigue (Mining Fatigue)</text:p>
      <text:p text:style-name="P16"><text:span text:style-name="T29">→ </text:span><text:span text:style-name="T30">Awkward Potion + Diamant = Potion of Shielding</text:span></text:p>
      <text:p text:style-name="P18"><text:tab/>→ Resistance I (1:30), Redstone = Resistance I (4:00), Glowstone = Resistance II (0:45)</text:p>
      <text:p text:style-name="P18"><text:tab/>→ Kann mit Warped Fungus und Amethyst Shard verbesssert werden</text:p>
      <text:p text:style-name="P18">→ Alle neuen Tränke und Varianten können zu Splash / Linger gemacht werden</text:p>
      <text:p text:style-name="P18">→ Alle Tränke können mit beliebigem Farbstoff gebraut werden um die Farbe zu ändern</text:p>
      <text:p text:style-name="P18"/>
      <text:p text:style-name="P18"/>
      <text:p text:style-name="P22"><text:soft-page-break/>Rezepte:</text:p>
      <text:p text:style-name="P25"><text:span text:style-name="T61">→ </text:span><text:span text:style-name="T65">Schmelzen</text:span></text:p>
      <text:p text:style-name="P19"><text:tab/>→ Smoker: Sand → Red Sand</text:p>
      <text:p text:style-name="P25"><text:span text:style-name="T61">→ </text:span><text:span text:style-name="T65">Werkbank</text:span></text:p>
      <text:p text:style-name="P25"><text:span text:style-name="T61"><text:tab/>→ </text:span><text:span text:style-name="T65">2 Slabs</text:span><text:span text:style-name="T61"> können zu einem </text:span><text:span text:style-name="T65">Block</text:span><text:span text:style-name="T61"> gecraftet werden (aktuell Holz, Cobble, Sandstone)</text:span></text:p>
      <text:p text:style-name="P25"><text:span text:style-name="T61"><text:tab/>→</text:span><text:span text:style-name="T64"> </text:span><text:span text:style-name="T68">Clay</text:span><text:span text:style-name="T64"> kann zu </text:span><text:span text:style-name="T68">4 Clay Balls</text:span><text:span text:style-name="T64"> zurückgecraftet werden</text:span></text:p>
      <text:p text:style-name="P25"><text:span text:style-name="T61">→</text:span><text:span text:style-name="T62"> </text:span><text:span text:style-name="T66">Stone Cutter</text:span></text:p>
      <text:p text:style-name="P20"><text:tab/>→ Alle Planks können zu Stairs gemacht werden (1 : 1)</text:p>
      <text:p text:style-name="P20"/>
      <text:p text:style-name="P23">Boss Rituale:</text:p>
      <text:p text:style-name="P21">→ Erzeugen einen Level 4 Boss mit Bossbar, gebunden an alle Spieler innerhalb von 64 Blöcken</text:p>
      <text:p text:style-name="P21">→ Das Opfer muss auf dem Fokusblock mit einer Waffe mit Sacrificial geopfert werden</text:p>
      <text:p text:style-name="P21">→ Sterben alle gebundenen Spieler bevor der Boss tot ist, verschwindet der Boss</text:p>
      <text:p text:style-name="P23"/>
      <text:p text:style-name="P21">→ <text:span text:style-name="T2">Witch Boss</text:span> (Opfer: <text:span text:style-name="T2">Schaf</text:span>, Fokusblock: <text:span text:style-name="T2">Lapis</text:span>, Oberwelt, Nacht)</text:p>
      <text:p text:style-name="P21"><text:tab/>→ Ecken 7x7 um den Fokus: Smooth Stone mit vollen angezündeten Kerzen</text:p>
      <text:p text:style-name="P21"><text:tab/>→ 4. Feld in jede Richtung: Gold Block mit gefülltem Flower Pot</text:p>
      <text:p text:style-name="P26"><text:span text:style-name="T63">→ </text:span><text:span text:style-name="T67">Pillager Boss</text:span><text:span text:style-name="T63"> (Opfer: </text:span><text:span text:style-name="T67">Kuh</text:span><text:span text:style-name="T63">, Fokusblock: </text:span><text:span text:style-name="T67">Lapis</text:span><text:span text:style-name="T63">, <text:s/>Oberwelt, Tag)</text:span></text:p>
      <text:p text:style-name="P21"><text:tab/>→ Ecken 7x7 um den Fokus: Emeraldblock mit Deepslate Brick Wall und Banner</text:p>
      <text:p text:style-name="P21"><text:tab/>→ Nachbarblöcke in Richtung Fokus: Stone Bricks mit Grindstone</text:p>
      <text:p text:style-name="P26"><text:span text:style-name="T63">→ </text:span><text:span text:style-name="T67">Vindicator Boss</text:span><text:span text:style-name="T63"> (Opfer: </text:span><text:span text:style-name="T67">Schwein</text:span><text:span text:style-name="T63">, Fokusblock: </text:span><text:span text:style-name="T67">Lapis</text:span><text:span text:style-name="T63">, <text:s/>Oberwelt, Tag)</text:span></text:p>
      <text:p text:style-name="P21"><text:tab/>→ Ecken 7x7 um den Fokus: Emeraldblock mit Deepslate Brick Wall und Banner</text:p>
      <text:p text:style-name="P21"><text:tab/>→ Nachbarblöcke in Richtung Fokus: Stone Bricks mit Grindstone</text:p>
      <text:p text:style-name="P26"><text:span text:style-name="T63">→ </text:span><text:span text:style-name="T67">Evoker Boss</text:span><text:span text:style-name="T63"> (Opfer: </text:span><text:span text:style-name="T67">Villager</text:span><text:span text:style-name="T63">, Fokusblock: </text:span><text:span text:style-name="T67">Lapis</text:span><text:span text:style-name="T63">, Oberwelt)</text:span></text:p>
      <text:p text:style-name="P21"><text:tab/>→ Ecken 7x7 um den Fokus: Diamantblock mit Brewing Stand</text:p>
      <text:p text:style-name="P21"><text:tab/>→ 4. Feld in jede Richtung: Purpurblock mit Frame + Diama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5:55:05.563699932</meta:creation-date>
    <dc:date>2022-01-09T17:17:08.017528488</dc:date>
    <meta:editing-duration>PT6H31M50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4" meta:paragraph-count="116" meta:word-count="1168" meta:character-count="7050" meta:non-whitespace-character-count="5921"/>
  </office:meta>
</office:document-meta>
</file>